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1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niversity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uni_id</text:p>
          </table:table-cell>
          <table:table-cell office:value-type="string" table:style-name="ce2">
            <text:p>uni_name</text:p>
          </table:table-cell>
          <table:table-cell office:value-type="string" table:style-name="ce2">
            <text:p>uni_statu</text:p>
          </table:table-cell>
          <table:table-cell office:value-type="string" table:style-name="ce3">
            <text:p>uni_city</text:p>
          </table:table-cell>
          <table:table-cell table:number-columns-repeated="16380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İstanbul Medipol Üni<text:s/></text:p>
          </table:table-cell>
          <table:table-cell office:value-type="string" table:style-name="ce1">
            <text:p>Vakıf</text:p>
          </table:table-cell>
          <table:table-cell office:value-type="string" table:style-name="ce1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oç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İstanbul 29 Mayıs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">
            <text:p>Galatasaray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1">
            <text:p>Acıbadem MAA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1">
            <text:p>İhsan Doğramacı Bilkent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kara<text:s text:c="2"/></text:p>
          </table:table-cell>
          <table:table-cell table:number-columns-repeated="1638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1">
            <text:p>Boğaziç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1">
            <text:p>İstanbul Üni-Cerrahpaşa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1">
            <text:p>Tobb Ekonomi Ve Teknoloji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1">
            <text:p>İstanbul Üni<text:s/>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1">
            <text:p>Sabancı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1">
            <text:p>Özyeğin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text:s/></text:p>
          </table:table-cell>
          <table:table-cell table:number-columns-repeated="16380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1">
            <text:p>Yeditepe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1">
            <text:p>Hacettepe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nkara<text:s/></text:p>
          </table:table-cell>
          <table:table-cell table:number-columns-repeated="16380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1">
            <text:p>Orta Doğu Tekni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1">
            <text:p>İbn Haldun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1">
            <text:p>İstanbul Bilgi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1">
            <text:p>Kadir Has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">
            <text:p>Bahçeşehir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1">
            <text:p>Ankara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1">
            <text:p>İstanbul Tekni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1">
            <text:p>Marmara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1">
            <text:p>İstanbul Sabahattin Zaim Üni<text:s/>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1">
            <text:p>İstinye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1">
            <text:p>Başkent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1">
            <text:p>Ege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zmir</text:p>
          </table:table-cell>
          <table:table-cell table:number-columns-repeated="16380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1">
            <text:p>Bezm-İ Âlem Vakıf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1">
            <text:p>İzmir Ekonomi Üni<text:s/>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zmir</text:p>
          </table:table-cell>
          <table:table-cell table:number-columns-repeated="16380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1">
            <text:p>Ted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kara<text:s/></text:p>
          </table:table-cell>
          <table:table-cell table:number-columns-repeated="16380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1">
            <text:p>Maltepe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1">
            <text:p>İstanbul Okan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1">
            <text:p>Eskişehir Tekni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Eskişehir</text:p>
          </table:table-cell>
          <table:table-cell table:number-columns-repeated="16380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1">
            <text:p>Beykent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1">
            <text:p>Gaz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1">
            <text:p>Yaşar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zmir</text:p>
          </table:table-cell>
          <table:table-cell table:number-columns-repeated="16380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1">
            <text:p>Fatih Sultan Mehmet Vakıf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1">
            <text:p>Dokuz Eylül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zmir</text:p>
          </table:table-cell>
          <table:table-cell table:number-columns-repeated="16380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1">
            <text:p>Kto Karatay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Konya</text:p>
          </table:table-cell>
          <table:table-cell table:number-columns-repeated="16380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1">
            <text:p>Ankara Medipol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1">
            <text:p>Sağlık Bilimler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1">
            <text:p>Akdeniz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ntalya<text:s/></text:p>
          </table:table-cell>
          <table:table-cell table:number-columns-repeated="16380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1">
            <text:p>Çankaya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1">
            <text:p>Türk-Alma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1">
            <text:p>Ankara Yıldırım Beyazıt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1">
            <text:p>Mef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1">
            <text:p>Antalya Bilim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talya</text:p>
          </table:table-cell>
          <table:table-cell table:number-columns-repeated="16380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1">
            <text:p>Mimar Sinan Güzel Sanatlar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1">
            <text:p>Yıldız Tekni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1">
            <text:p>İstanbul Medeniyet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1">
            <text:p>Eskişehir Osmangaz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Eskişehir</text:p>
          </table:table-cell>
          <table:table-cell table:number-columns-repeated="16380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1">
            <text:p>Atılım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kara<text:s/></text:p>
          </table:table-cell>
          <table:table-cell table:number-columns-repeated="16380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1">
            <text:p>Bursa Uludağ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Bursa</text:p>
          </table:table-cell>
          <table:table-cell table:number-columns-repeated="16380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1">
            <text:p>Türk Hava Kurumu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1">
            <text:p>Biruni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1">
            <text:p>Ankara Hacı Bayram Vel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1">
            <text:p>Anadolu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Eskişehir<text:s/></text:p>
          </table:table-cell>
          <table:table-cell table:number-columns-repeated="16380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1">
            <text:p>Hasan Kalyoncu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Gaziantep</text:p>
          </table:table-cell>
          <table:table-cell table:number-columns-repeated="16380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1">
            <text:p>Çukurova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dana</text:p>
          </table:table-cell>
          <table:table-cell table:number-columns-repeated="16380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1">
            <text:p>İstanbul Aydın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1">
            <text:p>İzmir Katip Çelebi Üni<text:s/>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zmir</text:p>
          </table:table-cell>
          <table:table-cell table:number-columns-repeated="16380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1">
            <text:p>İnönü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Malatya</text:p>
          </table:table-cell>
          <table:table-cell table:number-columns-repeated="16380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1">
            <text:p>Haliç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text:s/></text:p>
          </table:table-cell>
          <table:table-cell table:number-columns-repeated="16380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1">
            <text:p>İstanbul Kültür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1">
            <text:p>Altınbaş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1">
            <text:p>Ufuk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1">
            <text:p>Kocael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ocaeli</text:p>
          </table:table-cell>
          <table:table-cell table:number-columns-repeated="16380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1">
            <text:p>Lokman Hekim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1">
            <text:p>Ondokuz Mayıs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Samsun</text:p>
          </table:table-cell>
          <table:table-cell table:number-columns-repeated="16380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1">
            <text:p>Demiroğlu Bilim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1">
            <text:p>Yüksek İhtisas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1">
            <text:p>Üsküdar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1">
            <text:p>Çanakkale Onsekiz Mart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Çanakkale</text:p>
          </table:table-cell>
          <table:table-cell table:number-columns-repeated="16380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1">
            <text:p>Ankara Sosyal Bilimler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1">
            <text:p>İzmir Bakırçay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zmir</text:p>
          </table:table-cell>
          <table:table-cell table:number-columns-repeated="16380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1">
            <text:p>Selçu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onya<text:s/></text:p>
          </table:table-cell>
          <table:table-cell table:number-columns-repeated="16380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1">
            <text:p>Erciyes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ayseri<text:s/></text:p>
          </table:table-cell>
          <table:table-cell table:number-columns-repeated="16380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1">
            <text:p>Hatay Mustafa Kemal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Hatay</text:p>
          </table:table-cell>
          <table:table-cell table:number-columns-repeated="16380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1">
            <text:p>Mersin Üni<text:s/>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Mersin</text:p>
          </table:table-cell>
          <table:table-cell table:number-columns-repeated="16380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1">
            <text:p>İzmir Demokras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zmir</text:p>
          </table:table-cell>
          <table:table-cell table:number-columns-repeated="16380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1">
            <text:p>İstanbul Yeni Yüzyıl Üni<text:s/>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1">
            <text:p>Pamukkale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Denizli</text:p>
          </table:table-cell>
          <table:table-cell table:number-columns-repeated="16380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1">
            <text:p>Manisa Celâl Bayar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Manisa</text:p>
          </table:table-cell>
          <table:table-cell table:number-columns-repeated="16380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1">
            <text:p>Muğla Sıtkı Koçma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Muğla</text:p>
          </table:table-cell>
          <table:table-cell table:number-columns-repeated="16380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1">
            <text:p>Girne Amerikan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Kktc-Girne</text:p>
          </table:table-cell>
          <table:table-cell table:number-columns-repeated="16380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1">
            <text:p>İstanbul Ticaret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1">
            <text:p>Adıyama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dıyaman</text:p>
          </table:table-cell>
          <table:table-cell table:number-columns-repeated="16380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1">
            <text:p>Aydın Adnan Menderes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ydın</text:p>
          </table:table-cell>
          <table:table-cell table:number-columns-repeated="16380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1">
            <text:p>Balıkesir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Balıkesir</text:p>
          </table:table-cell>
          <table:table-cell table:number-columns-repeated="16380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1">
            <text:p>Trakya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Edirne</text:p>
          </table:table-cell>
          <table:table-cell table:number-columns-repeated="16380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1">
            <text:p><text:s/>Abant İzzet Baysal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Bolu</text:p>
          </table:table-cell>
          <table:table-cell table:number-columns-repeated="16380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1">
            <text:p>Bandırma Onyedi Eylül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Balıkesir</text:p>
          </table:table-cell>
          <table:table-cell table:number-columns-repeated="16380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1">
            <text:p>Necmettin Erbaka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onya</text:p>
          </table:table-cell>
          <table:table-cell table:number-columns-repeated="16380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1">
            <text:p>Sakarya Üni<text:s/>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Sakarya</text:p>
          </table:table-cell>
          <table:table-cell table:number-columns-repeated="16380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1">
            <text:p>Doğuş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1">
            <text:p>Atatür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Erzurum</text:p>
          </table:table-cell>
          <table:table-cell table:number-columns-repeated="16380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1">
            <text:p>Fenerbahçe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1">
            <text:p>Nevşehir Hacı Bektaş Vel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Nevşehir</text:p>
          </table:table-cell>
          <table:table-cell table:number-columns-repeated="16380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1">
            <text:p>İstanbul Arel Üni<text:s/>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1">
            <text:p>Süleyman Demirel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sparta</text:p>
          </table:table-cell>
          <table:table-cell table:number-columns-repeated="16380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1">
            <text:p>Gaziantep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Gaziantep</text:p>
          </table:table-cell>
          <table:table-cell table:number-columns-repeated="16380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1">
            <text:p>Alanya Alaaddin Keykubat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ntalya</text:p>
          </table:table-cell>
          <table:table-cell table:number-columns-repeated="16380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1">
            <text:p>Ankara Bilim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1">
            <text:p>İzmir Tınaztepe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zmir</text:p>
          </table:table-cell>
          <table:table-cell table:number-columns-repeated="16380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1">
            <text:p>Girne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Kktc-Girne</text:p>
          </table:table-cell>
          <table:table-cell table:number-columns-repeated="16380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1">
            <text:p>Amasya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masya</text:p>
          </table:table-cell>
          <table:table-cell table:number-columns-repeated="16380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1">
            <text:p>Karadeniz Tekni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Trabzon<text:s/></text:p>
          </table:table-cell>
          <table:table-cell table:number-columns-repeated="16380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1">
            <text:p>Trabzo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Trabzon</text:p>
          </table:table-cell>
          <table:table-cell table:number-columns-repeated="16380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1">
            <text:p>Tekirdağ Namık Kemal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Tekirdağ</text:p>
          </table:table-cell>
          <table:table-cell table:number-columns-repeated="16380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1">
            <text:p>Düzce Üni<text:s/>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Düzce</text:p>
          </table:table-cell>
          <table:table-cell table:number-columns-repeated="16380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1">
            <text:p>İstanbul Atlas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1">
            <text:p>Dicle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Diyarbakır</text:p>
          </table:table-cell>
          <table:table-cell table:number-columns-repeated="16380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1">
            <text:p>Uşa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Uşak</text:p>
          </table:table-cell>
          <table:table-cell table:number-columns-repeated="16380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1">
            <text:p>İçişleri Bakanlığı Ve Milli Savunma Bakanlığı Adına Sağlık Bilimleri Üninde Eğitim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1">
            <text:p>Burdur Mehmet Akif Ersoy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Burdur</text:p>
          </table:table-cell>
          <table:table-cell table:number-columns-repeated="16380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1">
            <text:p>Aksaray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ksaray</text:p>
          </table:table-cell>
          <table:table-cell table:number-columns-repeated="16380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1">
            <text:p>Kırıkkale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ırıkkale</text:p>
          </table:table-cell>
          <table:table-cell table:number-columns-repeated="16380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1">
            <text:p>Karamanoğlu Mehmetbey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araman</text:p>
          </table:table-cell>
          <table:table-cell table:number-columns-repeated="16380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1">
            <text:p>Zonguldak Bülent Ecevit Üni<text:s/>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Zonguldak</text:p>
          </table:table-cell>
          <table:table-cell table:number-columns-repeated="16380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1">
            <text:p>Nişantaşı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1">
            <text:p>Doğu Akdeniz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Kktc-Gazimağusa</text:p>
          </table:table-cell>
          <table:table-cell table:number-columns-repeated="16380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1">
            <text:p>Tokat Gaziosmanpaşa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Tokat</text:p>
          </table:table-cell>
          <table:table-cell table:number-columns-repeated="16380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1">
            <text:p>Giresu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Giresun</text:p>
          </table:table-cell>
          <table:table-cell table:number-columns-repeated="16380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1">
            <text:p>İstanbul Sağlık Ve Teknoloji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1">
            <text:p>Afyonkarahisar Sağlık Bilimler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fyonkarahisar</text:p>
          </table:table-cell>
          <table:table-cell table:number-columns-repeated="16380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1">
            <text:p>Kırklarel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ırklareli</text:p>
          </table:table-cell>
          <table:table-cell table:number-columns-repeated="16380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1">
            <text:p>Sinop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Sinop</text:p>
          </table:table-cell>
          <table:table-cell table:number-columns-repeated="16380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1">
            <text:p>Sivas Cumhuriyet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Sivas</text:p>
          </table:table-cell>
          <table:table-cell table:number-columns-repeated="16380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1">
            <text:p>Van Yüzüncü Yıl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Van</text:p>
          </table:table-cell>
          <table:table-cell table:number-columns-repeated="16380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1">
            <text:p>Bartı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Bartın</text:p>
          </table:table-cell>
          <table:table-cell table:number-columns-repeated="16380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1">
            <text:p>Kütahya Sağlık Bilimler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ütahya</text:p>
          </table:table-cell>
          <table:table-cell table:number-columns-repeated="16380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1">
            <text:p>İstanbul Gelişim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1">
            <text:p>Kahramanmaraş Sütçü İmam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ahramanmaraş</text:p>
          </table:table-cell>
          <table:table-cell table:number-columns-repeated="16380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1">
            <text:p>İzmir Yüksek Teknoloji Enstitüsü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İzmir</text:p>
          </table:table-cell>
          <table:table-cell table:number-columns-repeated="16380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1">
            <text:p>İstanbul Ayvansaray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1">
            <text:p>Ordu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Ordu</text:p>
          </table:table-cell>
          <table:table-cell table:number-columns-repeated="16380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1">
            <text:p>Fırat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Elazığ</text:p>
          </table:table-cell>
          <table:table-cell table:number-columns-repeated="16380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1">
            <text:p>Malatya Turgut Özal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Malatya</text:p>
          </table:table-cell>
          <table:table-cell table:number-columns-repeated="16380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1">
            <text:p>Sanko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Gaziantep</text:p>
          </table:table-cell>
          <table:table-cell table:number-columns-repeated="16380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1">
            <text:p>Çağ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Mersin</text:p>
          </table:table-cell>
          <table:table-cell table:number-columns-repeated="16380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1">
            <text:p>Yozgat Bozo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Yozgat</text:p>
          </table:table-cell>
          <table:table-cell table:number-columns-repeated="16380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1">
            <text:p>Karabü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arabük</text:p>
          </table:table-cell>
          <table:table-cell table:number-columns-repeated="16380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1">
            <text:p>Recep Tayyip Erdoğa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Rize</text:p>
          </table:table-cell>
          <table:table-cell table:number-columns-repeated="16380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1">
            <text:p>Harra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Şanlıurfa</text:p>
          </table:table-cell>
          <table:table-cell table:number-columns-repeated="16380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1">
            <text:p>Kırşehir Ahi Evra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ırşehir</text:p>
          </table:table-cell>
          <table:table-cell table:number-columns-repeated="16380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1">
            <text:p>Erzincan Binali Yıldırım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Erzincan</text:p>
          </table:table-cell>
          <table:table-cell table:number-columns-repeated="16380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1">
            <text:p>Niğde Ömer Halisdemir Üni<text:s/>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Niğde</text:p>
          </table:table-cell>
          <table:table-cell table:number-columns-repeated="16380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1">
            <text:p>Bayburt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Bayburt</text:p>
          </table:table-cell>
          <table:table-cell table:number-columns-repeated="16380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1">
            <text:p>Yalova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Yalova</text:p>
          </table:table-cell>
          <table:table-cell table:number-columns-repeated="16380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1">
            <text:p>Hitit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Çorum</text:p>
          </table:table-cell>
          <table:table-cell table:number-columns-repeated="16380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1">
            <text:p>Ağrı İbrahim Çeçen Üni<text:s text:c="2"/>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ğrı</text:p>
          </table:table-cell>
          <table:table-cell table:number-columns-repeated="16380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1">
            <text:p>Lefke Avrupa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Kktc-Lefke</text:p>
          </table:table-cell>
          <table:table-cell table:number-columns-repeated="16380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1">
            <text:p>Gebze Tekni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Gebze</text:p>
          </table:table-cell>
          <table:table-cell table:number-columns-repeated="16380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1">
            <text:p>Siirt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Siirt</text:p>
          </table:table-cell>
          <table:table-cell table:number-columns-repeated="16380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1">
            <text:p>Muş Alparsla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Muş</text:p>
          </table:table-cell>
          <table:table-cell table:number-columns-repeated="16380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1">
            <text:p>Kafkas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ars</text:p>
          </table:table-cell>
          <table:table-cell table:number-columns-repeated="16380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1">
            <text:p>Yakın Doğu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Kktc-Lefkoşa</text:p>
          </table:table-cell>
          <table:table-cell table:number-columns-repeated="16380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1">
            <text:p>Piri Reis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1">
            <text:p>Toros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Mersin</text:p>
          </table:table-cell>
          <table:table-cell table:number-columns-repeated="16380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1">
            <text:p>Kastamonu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astamonu</text:p>
          </table:table-cell>
          <table:table-cell table:number-columns-repeated="16380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1">
            <text:p>Kütahya Dumlupınar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ütahya</text:p>
          </table:table-cell>
          <table:table-cell table:number-columns-repeated="16380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1">
            <text:p>İstanbul Gedik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1">
            <text:p>Kapadokya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Nevşehir</text:p>
          </table:table-cell>
          <table:table-cell table:number-columns-repeated="16380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1">
            <text:p>Samsu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Samsun</text:p>
          </table:table-cell>
          <table:table-cell table:number-columns-repeated="16380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1">
            <text:p>Afyon Kocatepe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fyonkarahisar</text:p>
          </table:table-cell>
          <table:table-cell table:number-columns-repeated="16380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1">
            <text:p>Uluslararası Kıbrıs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Kktc-Lefkoşa</text:p>
          </table:table-cell>
          <table:table-cell table:number-columns-repeated="16380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1">
            <text:p>Hakkar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Hakkari</text:p>
          </table:table-cell>
          <table:table-cell table:number-columns-repeated="16380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1">
            <text:p>Adana Alparslan Türkeş Bilim Ve Teknoloj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dana</text:p>
          </table:table-cell>
          <table:table-cell table:number-columns-repeated="16380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1">
            <text:p>Alanya Hamdullah Emin Paşa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talya</text:p>
          </table:table-cell>
          <table:table-cell table:number-columns-repeated="16380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1">
            <text:p>Uluslararası Final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Kktc-Girne</text:p>
          </table:table-cell>
          <table:table-cell table:number-columns-repeated="16380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1">
            <text:p>İstanbul Kent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1">
            <text:p>Azerbaycan Tıp Üni</text:p>
          </table:table-cell>
          <table:table-cell office:value-type="string" table:style-name="ce4">
            <text:p>Yurtdışı</text:p>
          </table:table-cell>
          <table:table-cell office:value-type="string" table:style-name="ce4">
            <text:p>Bakü-Azerbaycan</text:p>
          </table:table-cell>
          <table:table-cell table:number-columns-repeated="16380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1">
            <text:p>Nuh Naci Yazgan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Kayseri</text:p>
          </table:table-cell>
          <table:table-cell table:number-columns-repeated="16380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1">
            <text:p>Kilis 7 Aralı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ilis</text:p>
          </table:table-cell>
          <table:table-cell table:number-columns-repeated="16380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1">
            <text:p>Ada Kent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Kktc-Gazimağusa</text:p>
          </table:table-cell>
          <table:table-cell table:number-columns-repeated="16380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1">
            <text:p>Kocaeli Sağlık Ve Teknoloji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Kocaeli</text:p>
          </table:table-cell>
          <table:table-cell table:number-columns-repeated="16380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1">
            <text:p>Avrasya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Trabzon</text:p>
          </table:table-cell>
          <table:table-cell table:number-columns-repeated="16380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1">
            <text:p>Çankırı Karateki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Çankırı</text:p>
          </table:table-cell>
          <table:table-cell table:number-columns-repeated="16380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1">
            <text:p>İstanbul Galata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1">
            <text:p>Beykoz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1">
            <text:p>Bingöl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Bingöl</text:p>
          </table:table-cell>
          <table:table-cell table:number-columns-repeated="16380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1">
            <text:p>Mardin Artuklu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Mardin</text:p>
          </table:table-cell>
          <table:table-cell table:number-columns-repeated="16380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1">
            <text:p>Kıbrıs Sağlık Ve Toplum Bilimler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Güzelyurt</text:p>
          </table:table-cell>
          <table:table-cell table:number-columns-repeated="16380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1">
            <text:p>Osmaniye Korkut Ata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Osmaniye</text:p>
          </table:table-cell>
          <table:table-cell table:number-columns-repeated="16380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1">
            <text:p>Artvin Çoruh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rtvin</text:p>
          </table:table-cell>
          <table:table-cell table:number-columns-repeated="16380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1">
            <text:p>Kahramanmaraş İstiklal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ahramanmaraş</text:p>
          </table:table-cell>
          <table:table-cell table:number-columns-repeated="16380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1">
            <text:p>Erzurum Tekni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Erzurum</text:p>
          </table:table-cell>
          <table:table-cell table:number-columns-repeated="16380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1">
            <text:p>Uluslararası Saraybosna Üni</text:p>
          </table:table-cell>
          <table:table-cell office:value-type="string" table:style-name="ce4">
            <text:p>Yurtdışı</text:p>
          </table:table-cell>
          <table:table-cell office:value-type="string" table:style-name="ce4">
            <text:p>Saraybosna - Bosna - Hersek</text:p>
          </table:table-cell>
          <table:table-cell table:number-columns-repeated="16380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1">
            <text:p>Batma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Batman</text:p>
          </table:table-cell>
          <table:table-cell table:number-columns-repeated="16380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1">
            <text:p>Gümüşhane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Gümüşhane</text:p>
          </table:table-cell>
          <table:table-cell table:number-columns-repeated="16380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1">
            <text:p>Munzur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Tunceli</text:p>
          </table:table-cell>
          <table:table-cell table:number-columns-repeated="16380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string" table:style-name="ce1">
            <text:p>Antalya Akev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talya</text:p>
          </table:table-cell>
          <table:table-cell table:number-columns-repeated="16380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string" table:style-name="ce1">
            <text:p>Bitlis Ere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Bitlis</text:p>
          </table:table-cell>
          <table:table-cell table:number-columns-repeated="16380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1">
            <text:p>Ardahan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Ardahan</text:p>
          </table:table-cell>
          <table:table-cell table:number-columns-repeated="16380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1">
            <text:p>Hoca Ahmet Yesevi Uluslararası Türk-Kazak Üni</text:p>
          </table:table-cell>
          <table:table-cell office:value-type="string" table:style-name="ce4">
            <text:p>Yurtdışı</text:p>
          </table:table-cell>
          <table:table-cell office:value-type="string" table:style-name="ce4">
            <text:p>Türkistan-Kazakistan</text:p>
          </table:table-cell>
          <table:table-cell table:number-columns-repeated="16380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string" table:style-name="ce1">
            <text:p>Ostim Teknik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Ankara</text:p>
          </table:table-cell>
          <table:table-cell table:number-columns-repeated="16380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1">
            <text:p>Iğdır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ğdır</text:p>
          </table:table-cell>
          <table:table-cell table:number-columns-repeated="16380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string" table:style-name="ce1">
            <text:p>Abdullah Gül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ayseri</text:p>
          </table:table-cell>
          <table:table-cell table:number-columns-repeated="16380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string" table:style-name="ce1">
            <text:p>Uluslararası Balkan Üni</text:p>
          </table:table-cell>
          <table:table-cell office:value-type="string" table:style-name="ce4">
            <text:p>Yurtdışı</text:p>
          </table:table-cell>
          <table:table-cell office:value-type="string" table:style-name="ce4">
            <text:p>Üsküp-Makedonya</text:p>
          </table:table-cell>
          <table:table-cell table:number-columns-repeated="16380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1">
            <text:p>Sakarya Uygulamalı Bilimler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Sakarya</text:p>
          </table:table-cell>
          <table:table-cell table:number-columns-repeated="16380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string" table:style-name="ce1">
            <text:p>Kıbrıs İlim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Kktc-Girne</text:p>
          </table:table-cell>
          <table:table-cell table:number-columns-repeated="16380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1">
            <text:p>İstanbul Rumeli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1">
            <text:p>Bursa Tekni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Bursa</text:p>
          </table:table-cell>
          <table:table-cell table:number-columns-repeated="16380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1">
            <text:p>Konya Gıda Ve Tarım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Konya</text:p>
          </table:table-cell>
          <table:table-cell table:number-columns-repeated="16380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1">
            <text:p>İskenderun Tekni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Hatay</text:p>
          </table:table-cell>
          <table:table-cell table:number-columns-repeated="16380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1">
            <text:p>Kırgızistan-Türkiye Manas Üni</text:p>
          </table:table-cell>
          <table:table-cell office:value-type="string" table:style-name="ce4">
            <text:p>Yurtdışı</text:p>
          </table:table-cell>
          <table:table-cell office:value-type="string" table:style-name="ce4">
            <text:p>Bişkek-Kırgızistan</text:p>
          </table:table-cell>
          <table:table-cell table:number-columns-repeated="16380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1">
            <text:p>Konya Tekni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onya</text:p>
          </table:table-cell>
          <table:table-cell table:number-columns-repeated="16380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1">
            <text:p>İstanbul Esenyurt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1">
            <text:p>Bilecik Şeyh Edebal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Bilecik</text:p>
          </table:table-cell>
          <table:table-cell table:number-columns-repeated="16380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1">
            <text:p>Gaziantep İslam Bilim Ve Teknoloj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Gaziantep</text:p>
          </table:table-cell>
          <table:table-cell table:number-columns-repeated="16380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1">
            <text:p>Tarsus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Mersin</text:p>
          </table:table-cell>
          <table:table-cell table:number-columns-repeated="16380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1">
            <text:p>Isparta Uygulamalı Bilimler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Isparta</text:p>
          </table:table-cell>
          <table:table-cell table:number-columns-repeated="16380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1">
            <text:p>Kayseri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Kayseri</text:p>
          </table:table-cell>
          <table:table-cell table:number-columns-repeated="16380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1">
            <text:p>Şırnak Üni</text:p>
          </table:table-cell>
          <table:table-cell office:value-type="string" table:style-name="ce4">
            <text:p>Devlet</text:p>
          </table:table-cell>
          <table:table-cell office:value-type="string" table:style-name="ce4">
            <text:p>Şırnak</text:p>
          </table:table-cell>
          <table:table-cell table:number-columns-repeated="16380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1">
            <text:p>Kıbrıs Batı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Gazimoğusa</text:p>
          </table:table-cell>
          <table:table-cell table:number-columns-repeated="16380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1">
            <text:p>Bahçeşehir Kıbrıs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Lefkoşa</text:p>
          </table:table-cell>
          <table:table-cell table:number-columns-repeated="16380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1">
            <text:p>Arkın Yaratıcı Sanatlar Ve Tasarım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KKTC</text:p>
          </table:table-cell>
          <table:table-cell table:number-columns-repeated="16380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1">
            <text:p>Işık Üni</text:p>
          </table:table-cell>
          <table:table-cell office:value-type="string" table:style-name="ce4">
            <text:p>Vakıf</text:p>
          </table:table-cell>
          <table:table-cell office:value-type="string" table:style-name="ce4">
            <text:p>İstanbul</text:p>
          </table:table-cell>
          <table:table-cell table:number-columns-repeated="16380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string" table:style-name="ce1">
            <text:p>Kıbrıs Amerikan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Kktc-Lefkoşa</text:p>
          </table:table-cell>
          <table:table-cell table:number-columns-repeated="16380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string" table:style-name="ce1">
            <text:p>Akdeniz Karpaz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Lefkoşa</text:p>
          </table:table-cell>
          <table:table-cell table:number-columns-repeated="16380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1">
            <text:p>Rauf Denktaş Üni</text:p>
          </table:table-cell>
          <table:table-cell office:value-type="string" table:style-name="ce4">
            <text:p>Kktc</text:p>
          </table:table-cell>
          <table:table-cell office:value-type="string" table:style-name="ce4">
            <text:p>Lefkoşa</text:p>
          </table:table-cell>
          <table:table-cell table:number-columns-repeated="16380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1">
            <text:p>Azerbaycan Devlet Pedagoji Üni</text:p>
          </table:table-cell>
          <table:table-cell office:value-type="string" table:style-name="ce4">
            <text:p>Yurtdışı</text:p>
          </table:table-cell>
          <table:table-cell office:value-type="string" table:style-name="ce4">
            <text:p>Bakü-Azerbaycan</text:p>
          </table:table-cell>
          <table:table-cell table:number-columns-repeated="16380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string" table:style-name="ce1">
            <text:p>Azerbaycan Diller Üni</text:p>
          </table:table-cell>
          <table:table-cell office:value-type="string" table:style-name="ce4">
            <text:p>Yurtdışı</text:p>
          </table:table-cell>
          <table:table-cell office:value-type="string" table:style-name="ce4">
            <text:p>Bakü-Azerbaycan</text:p>
          </table:table-cell>
          <table:table-cell table:number-columns-repeated="16380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string" table:style-name="ce1">
            <text:p>Bakü Devlet Üni</text:p>
          </table:table-cell>
          <table:table-cell office:value-type="string" table:style-name="ce4">
            <text:p>Yurtdışı</text:p>
          </table:table-cell>
          <table:table-cell office:value-type="string" table:style-name="ce4">
            <text:p>Bakü-Azerbaycan</text:p>
          </table:table-cell>
          <table:table-cell table:number-columns-repeated="16380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1">
            <text:p>Komrat Devlet Üni</text:p>
          </table:table-cell>
          <table:table-cell office:value-type="string" table:style-name="ce4">
            <text:p>Yurtdışı</text:p>
          </table:table-cell>
          <table:table-cell office:value-type="string" table:style-name="ce4">
            <text:p>Komrat-Moldova<text:s/></text:p>
          </table:table-cell>
          <table:table-cell table:number-columns-repeated="16380"/>
        </table:table-row>
        <table:table-row table:number-rows-repeated="11026" table:style-name="ro1">
          <table:table-cell table:style-name="ce2"/>
          <table:table-cell table:style-name="ce1"/>
          <table:table-cell table:number-columns-repeated="2" table:style-name="ce4"/>
          <table:table-cell table:number-columns-repeated="16380"/>
        </table:table-row>
        <table:table-row table:number-rows-repeated="10373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Hakan Cenk Kalınoğlu</meta:initial-creator>
    <dc:creator>uthen</dc:creator>
    <meta:creation-date>2015-06-05T18:19:34Z</meta:creation-date>
    <dc:date>2021-11-29T12:37:30Z</dc:date>
  </office:meta>
</office:document-meta>
</file>